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.423cm" fo:margin-bottom="0cm" fo:line-height="100%" fo:text-indent="0cm" style:auto-text-indent="false"/>
    </style:style>
    <style:style style:name="P2" style:family="paragraph" style:parent-style-name="Standard">
      <style:paragraph-properties fo:margin-left="0cm" fo:margin-right="0cm" fo:margin-top="0.423cm" fo:margin-bottom="0cm" fo:line-height="100%" fo:text-indent="0cm" style:auto-text-indent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margin-left="0cm" fo:margin-right="0cm" fo:margin-top="0.423cm" fo:margin-bottom="0cm" fo:line-height="100%" fo:text-indent="0cm" style:auto-text-indent="false"/>
      <style:text-properties fo:font-weight="normal"/>
    </style:style>
    <style:style style:name="P4" style:family="paragraph" style:parent-style-name="Standard">
      <style:paragraph-properties fo:margin-left="0cm" fo:margin-right="0cm" fo:margin-top="0.423cm" fo:margin-bottom="0cm" fo:line-height="100%" fo:text-indent="0cm" style:auto-text-indent="false">
        <style:tab-stops>
          <style:tab-stop style:position="0.238cm"/>
        </style:tab-stops>
      </style:paragraph-properties>
      <style:text-properties style:font-name="Arial1" fo:font-size="11pt" fo:font-weight="normal" style:font-size-asian="11pt" style:font-size-complex="11pt"/>
    </style:style>
    <style:style style:name="P5" style:family="paragraph" style:parent-style-name="Standard">
      <style:paragraph-properties fo:margin-left="0cm" fo:margin-right="0cm" fo:margin-top="0.423cm" fo:margin-bottom="0cm" fo:line-height="100%" fo:text-indent="0cm" style:auto-text-indent="false">
        <style:tab-stops>
          <style:tab-stop style:position="0.238cm"/>
        </style:tab-stops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P6" style:family="paragraph" style:parent-style-name="Standard" style:master-page-name="Standard">
      <style:paragraph-properties style:page-number="auto"/>
    </style:style>
    <style:style style:name="P7" style:family="paragraph" style:parent-style-name="List_20_Paragraph" style:list-style-name="WWNum1">
      <style:paragraph-properties fo:margin-left="0cm" fo:margin-right="0cm" fo:margin-top="0.423cm" fo:margin-bottom="0cm" fo:line-height="100%" fo:text-indent="0cm" style:auto-text-indent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24292f" style:font-name="ui-monospace" fo:font-size="9.75pt" fo:letter-spacing="normal" fo:font-style="normal"/>
    </style:style>
    <style:style style:name="T3" style:family="text">
      <style:text-properties fo:font-variant="normal" fo:text-transform="none" fo:color="#24292f" style:font-name="ui-monospace" fo:letter-spacing="normal" fo:font-style="normal"/>
    </style:style>
    <style:style style:name="T4" style:family="text">
      <style:text-properties fo:font-variant="normal" fo:text-transform="none" fo:color="#24292f" fo:letter-spacing="normal" fo:font-style="normal"/>
    </style:style>
    <style:style style:name="T5" style:family="text">
      <style:text-properties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Work Flow</text:span></text:p>
      <text:p text:style-name="Standard"/>
      <text:p text:style-name="Standard">1.App Lunch</text:p>
      <text:p text:style-name="Standard">2.check for required device/network permissions</text:p>
      <text:p text:style-name="Standard">3.check device wifi is on or not</text:p>
      <text:p text:style-name="Standard">4.In wifi is off ask user to turn on wifi</text:p>
      <text:p text:style-name="Standard">5.If wifi is on Check <text:s/>user already connected to any wifi network</text:p>
      <text:p text:style-name="Standard">6.if YES then inform back end that network configuration done</text:p>
      <text:p text:style-name="Standard">7.if NOT connected then get list of nearby wifi with there status</text:p>
      <text:p text:style-name="Standard">8.SHow user list and allow to select one of wifi from list</text:p>
      <text:p text:style-name="Standard">10.Ask <text:s/>user for password</text:p>
      <text:p text:style-name="Standard">11.Check user entered password is valid or not</text:p>
      <text:p text:style-name="Standard">12.If password validates then connect to selected network and call back end api to inform that network configuration done</text:p>
      <text:p text:style-name="Standard">13.If password is incorrect then show appropriate error and ask user to re-enter password als ask user to choose another <text:s/>network from list.</text:p>
      <text:p text:style-name="Standard"/>
      <text:p text:style-name="Standard"/>
      <text:p text:style-name="Standard"/>
      <text:p text:style-name="Standard"/>
      <text:p text:style-name="P1"><text:span text:style-name="T1">List of Apis needed for backend communication</text:span></text:p>
      <text:p text:style-name="P1">1.updateNetworkConfigurationStatus:postMethod</text:p>
      <text:p text:style-name="P1"><text:span text:style-name="T1">List of native Apis needed</text:span></text:p>
      <text:p text:style-name="P3"><text:span text:style-name="T5">We can use eact native library </text:span><text:span text:style-name="T2">react-native-android-wifi.</text:span></text:p>
      <text:p text:style-name="P3"><text:span text:style-name="T2"/></text:p>
      <text:list xml:id="list8842231146711823493" text:style-name="WWNum1">
        <text:list-header>
          <text:p text:style-name="P7"><text:span text:style-name="T4">List of Scenarios considered</text:span></text:p>
        </text:list-header>
      </text:list>
      <text:p text:style-name="P4"><text:span text:style-name="T4">1.Required device permission get changed</text:span></text:p>
      <text:p text:style-name="P4"><text:span text:style-name="T4">2.Wifi disconnect /connect in-between configuration</text:span></text:p>
      <text:p text:style-name="P5">3.User off wifi in-betwwen configuration</text:p>
      <text:p text:style-name="P2">4.User enter wrong password</text:p>
      <text:p text:style-name="P2">5.Passord for wifi get changed/res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ui-monospace" svg:font-family="ui-monospace, SFMono-Regular, 'SF Mono', Menlo, Consolas, 'Liberation Mono', monospace"/>
    <style:font-face style:name="Arial3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none" style:font-size-asian="11pt" style:language-asian="zh" style:country-asian="CN" style:font-size-complex="11pt" style:language-complex="hi" style:country-complex="IN"/>
    </style:default-style>
    <style:default-style style:family="paragraph">
      <style:paragraph-properties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style:font-name-complex="Wingdings1"/>
    </style:style>
    <style:style style:name="ListLabel_20_3" style:display-name="ListLabel 3" style:family="text">
      <style:text-properties style:font-name-complex="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Courier New1"/>
      </text:list-level-style-bullet>
      <text:list-level-style-bullet text:level="3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Wingdings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Courier New1"/>
      </text:list-level-style-bullet>
      <text:list-level-style-bullet text:level="6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Wingdings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Courier New1"/>
      </text:list-level-style-bullet>
      <text:list-level-style-bullet text:level="9" text:style-name="ListLabel_20_2" style:num-suffix="" text:bullet-char="">
        <style:list-level-properties text:list-level-position-and-space-mode="label-alignment">
          <style:list-level-label-alignment text:label-followed-by="listtab" fo:text-indent="-0.635cm" fo:margin-left="12.80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23" meta:word-count="175" meta:character-count="1117"/>
    <dc:date>2021-11-29T21:11:51.85</dc:date>
    <meta:generator>OpenOffice/4.1.2$Win32 OpenOffice.org_project/412m3$Build-9782</meta:generator>
  </office:meta>
</office:document-meta>
</file>